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2"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font-style-complex="normal" style:font-weight-complex="bold"/>
    </style:style>
    <style:style style:name="P5"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8pt" style:text-underline-style="none" fo:font-weight="bold" style:font-name-asian="Times New Roman1" style:font-size-asian="18pt" style:font-weight-asian="bold" style:font-name-complex="Times New Roman1" style:font-size-complex="18pt" style:font-weight-complex="bold"/>
    </style:style>
    <style:style style:name="P6"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style>
    <style:style style:name="P7"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fo:font-size="12pt" style:text-underline-style="none" fo:font-weight="normal" style:font-name-asian="Courier" style:font-size-asian="12pt" style:font-weight-asian="normal" style:font-name-complex="Courier" style:font-size-complex="12pt" style:font-weight-complex="normal"/>
    </style:style>
    <style:style style:name="P8"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2pt" style:text-underline-style="none"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T1"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2" style:family="text">
      <style:text-properties style:font-name="Times New Roman1" fo:font-size="12pt"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3" style:family="text">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tro Rockets Lunar Lander</text:p>
      <text:p text:style-name="P2">v0.3 By Patrick M Brennan</text:p>
      <text:p text:style-name="P1"/>
      <text:p text:style-name="P1">What is this?</text:p>
      <text:p text:style-name="P2">This is my own adaptation of the classic video game "Lunar Lander". <text:s/>I am attempting to make a game which is as realistic as possible, without being boring or impossible to play.</text:p>
      <text:p text:style-name="P2"/>
      <text:p text:style-name="P2">I loved the original Lunar Lander. <text:s text:c="2"/>I wanted to have the game displayed with a similar kind of "retro" sensibility, because I loved the old vector display of Lunar Lander. <text:s/>I wanted to fly a model which was based on the real Lunar Module's performance characteristics. <text:s/>I wanted to have a display which scales (zooms) smoothly, which always shows the LM and the lunar surface, and in which the LM is always more or less in the center of the view. <text:s/>Finally, I wanted to have the option to take on the challenge of landing the Lunar Module from orbit, which is a very difficult task indeed.</text:p>
      <text:p text:style-name="P2"/>
      <text:p text:style-name="P2">I'm asking you to try this out and help me with making decisions about what to add, keep, or remove from the current product as it evolves toward something which is releasable.</text:p>
      <text:p text:style-name="P1"/>
      <text:p text:style-name="P1">What is here</text:p>
      <text:p text:style-name="P2">This README, both as an OpenDocument and as plain text</text:p>
      <text:p text:style-name="P2">A set of Java class files</text:p>
      <text:p text:style-name="P2">Some miscellaneous data files</text:p>
      <text:p text:style-name="P2">A font ("Digital Dream")</text:p>
      <text:p text:style-name="P2">This font can also be found here:</text:p>
      <text:p text:style-name="P2">http://www.1001freefonts.com/digitaldream.php</text:p>
      <text:p text:style-name="P2"/>
      <text:p text:style-name="P1">Getting ready to run</text:p>
      <text:p text:style-name="P2">You must have a recent JVM installed. <text:s/>(version 1.5 or higher.) <text:s/>You can check the version of Java that you have installed by opening a command-line window and typing:</text:p>
      <text:p text:style-name="P2"/>
      <text:p text:style-name="P8">java -version</text:p>
      <text:p text:style-name="P8"/>
      <text:p text:style-name="P9">Java will respond with something that should begin like this:</text:p>
      <text:p text:style-name="P8"/>
      <text:p text:style-name="P8">java version "1.6.0_11"</text:p>
      <text:p text:style-name="P2"/>
      <text:p text:style-name="P2">You should install the included font file. <text:s/>On Windows, this means putting the included font file into the directory C:\Windows\Fonts.</text:p>
      <text:p text:style-name="P2"/>
      <text:p text:style-name="P2">Put all the rest of these files into a single directory in a convenient place on your hard drive.</text:p>
      <text:p text:style-name="P2"/>
      <text:p text:style-name="P2">In the future, I will implement a decent installer which will do all these things for you, but this is what we have to work with at the moment.</text:p>
      <text:p text:style-name="P2"/>
      <text:p text:style-name="P1">Running the game</text:p>
      <text:p text:style-name="P2">from the command line, you can CD to the directory where you placed all the class files and type:</text:p>
      <text:p text:style-name="P2"/>
      <text:p text:style-name="P7">java TestLMRunner2</text:p>
      <text:p text:style-name="P2"/>
      <text:p text:style-name="P1"><text:soft-page-break/>Key Bindings</text:p>
      <text:p text:style-name="P2">Key bindings will be displayed in the command-line window when you start the game. <text:s/>Here is the current list:</text:p>
      <text:p text:style-name="P2"/>
      <text:p text:style-name="P6"><text:span text:style-name="T1">Z <text:s text:c="5"/></text:span><text:span text:style-name="T2"><text:s/>Turn left</text:span><text:span text:style-name="T3"> <text:s text:c="6"/>Turn left</text:span></text:p>
      <text:p text:style-name="P6"><text:span text:style-name="T3">X <text:s text:c="6"/></text:span><text:span text:style-name="T2">Turn right</text:span><text:span text:style-name="T3"> <text:s text:c="5"/>Turn right</text:span></text:p>
      <text:p text:style-name="P6"><text:span text:style-name="T3">Left <text:s text:c="3"/></text:span><text:span text:style-name="T2">Turn left</text:span><text:span text:style-name="T3"> <text:s text:c="6"/>Turn left</text:span></text:p>
      <text:p text:style-name="P6"><text:span text:style-name="T3">Right <text:s text:c="2"/></text:span><text:span text:style-name="T2">Turn right </text:span><text:span text:style-name="T3"><text:s text:c="5"/>Turn right</text:span></text:p>
      <text:p text:style-name="P6"><text:span text:style-name="T3">Open Bracket <text:s text:c="3"/></text:span><text:span text:style-name="T2">RCS Left</text:span><text:span text:style-name="T3"> <text:s text:c="7"/>Apply RCS Translation thrusters left</text:span></text:p>
      <text:p text:style-name="P6"><text:span text:style-name="T3">Close Bracket <text:s text:c="2"/></text:span><text:span text:style-name="T2">RCS Right</text:span><text:span text:style-name="T3"> <text:s text:c="6"/>Apply RCS Translation thrusters right</text:span></text:p>
      <text:p text:style-name="P6"><text:span text:style-name="T3">Up <text:s text:c="5"/></text:span><text:span text:style-name="T2">Increase thrust</text:span><text:span text:style-name="T3"> Increase thrust</text:span></text:p>
      <text:p text:style-name="P6"><text:span text:style-name="T3">Down <text:s text:c="3"/></text:span><text:span text:style-name="T2">Decrease thrust</text:span><text:span text:style-name="T3"> Decrease thrust</text:span></text:p>
      <text:p text:style-name="P6"><text:span text:style-name="T3">Shift <text:s text:c="2"/></text:span><text:span text:style-name="T2">Trim</text:span><text:span text:style-name="T3"> <text:s text:c="3"/>Apply the command but at a lower gain. <text:s/>(Applies to turn, RCS and throttle commands)</text:span></text:p>
      <text:p text:style-name="P6"><text:span text:style-name="T3">Space <text:s text:c="2"/></text:span><text:span text:style-name="T2">Thrust smart toggle</text:span><text:span text:style-name="T3"> <text:s text:c="4"/>If thrust is not at zero, kill thrust. <text:s/>If thrust is zero, apply full thrust.</text:span></text:p>
      <text:p text:style-name="P6"><text:span text:style-name="T3">Q <text:s text:c="6"/></text:span><text:span text:style-name="T2">Kill thrust </text:span><text:span text:style-name="T3"><text:s text:c="4"/>Reduce thrust to zero</text:span></text:p>
      <text:p text:style-name="P6"><text:span text:style-name="T3">R <text:s text:c="6"/></text:span><text:span text:style-name="T2">Toggle Landing Radar</text:span><text:span text:style-name="T3"> <text:s text:c="3"/>Toggle the landing radar. (Will only work if you are within 10km of the surface) This is essential to a successful landing.</text:span></text:p>
      <text:p text:style-name="P6"><text:span text:style-name="T3">Pause <text:s text:c="2"/></text:span><text:span text:style-name="T2">Pause</text:span><text:span text:style-name="T3"> <text:s text:c="2"/>Pause the game in progress</text:span></text:p>
      <text:p text:style-name="P6"><text:span text:style-name="T3">Escape <text:s/></text:span><text:span text:style-name="T2">Pause</text:span><text:span text:style-name="T3"> <text:s text:c="2"/>Pause the game in progress</text:span></text:p>
      <text:p text:style-name="P6"><text:span text:style-name="T3">T <text:s text:c="6"/></text:span><text:span text:style-name="T2">Increase time acceleration</text:span><text:span text:style-name="T3"> <text:s text:c="5"/>Increase the acceleration of time by a factor of 10, up to a </text:span><text:span text:style-name="T3">maximum of 100x.</text:span></text:p>
      <text:p text:style-name="P6"><text:span text:style-name="T3">Y <text:s text:c="6"/></text:span><text:span text:style-name="T2">Decrease time acceleration</text:span><text:span text:style-name="T3"> <text:s text:c="5"/>Decrease the acceleration of time by a factor of 10, down to a minimum of 1x.</text:span></text:p>
      <text:p text:style-name="P6"><text:span text:style-name="T3">F12 <text:s text:c="4"/></text:span><text:span text:style-name="T2">Reset</text:span><text:span text:style-name="T3"> <text:s text:c="2"/>Reset the game to its starting state</text:span></text:p>
      <text:p text:style-name="P3"/>
      <text:p text:style-name="P4">How to Land</text:p>
      <text:p text:style-name="P3">For this test, you're just going to concentrate on landing. <text:s/>The landing target has been preset, and is represented as a flashing red triangle on the moon map in the upper right corner of the screen. <text:s/>(Choosing a different target will come later.)</text:p>
      <text:p text:style-name="P3"/>
      <text:p text:style-name="P3">I'm going to describe as little as possible here, with the hope that you can easily discern the elements of the user interface and use them appropriately.</text:p>
      <text:p text:style-name="P3"/>
      <text:p text:style-name="P3">Remember: if you want to start the scenario over again, you can always press F12 to reset.</text:p>
      <text:p text:style-name="P3"/>
      <text:p text:style-name="P3">You start in the Lunar Module, in a circular orbit 100km over the moon. <text:s/>The LM starts out as the dot in the top middle of the screen.</text:p>
      <text:p text:style-name="P3"/>
      <text:p text:style-name="P3">The basic plan, cribbed from Apollo, is to enter a “descent orbit” which will take you from an altitude of 100 km to just 15 km above the surface of the moon. <text:s/>From there you will turn on your rocket engine and begin the actual descent to the surface. <text:s/>(I have experimented with direct descent from 100 km and gotten pretty good results, but I still can't land with precision that way.)</text:p>
      <text:p text:style-name="P3"/>
      <text:p text:style-name="P3">1. Pitch to 180 degrees (use the left and right cursor keys). <text:s/>To get precision control of your pitch and throttle, use the shift key while pressing either your turn or your throttle (up and down) keys.</text:p>
      <text:p text:style-name="P3"/>
      <text:p text:style-name="P3">2. In a short while, you will see a gold square marked “DOI” approach your ship. <text:s/>This is the DOI cue, telling you when it's time for the “Descent Orbit Insertion” maneuver. <text:s/>This happens at longitude = 85.37 degrees. <text:s/>In the center of the DOI box, trim your pitch back to 180 degrees and engage full thrust <text:soft-page-break/>(press and release space bar) until your perilune (the lowest point in your orbit) has lowered to about 15,000 m. <text:s/>Watch the gauge at the middle right. <text:s/>(Don't let it get below zero -- that means you WILL crash into the moon!) <text:s/>When it hits 15,000 m, hit space again to shut down your engine. <text:s/>I usually trim with small bursts of thrust to get as close to 15,000 m as I can.</text:p>
      <text:p text:style-name="P3"/>
      <text:p text:style-name="P3">3. Wait for perilune. <text:s/>This will happen 180 degrees from where you are now, on the opposite side of the moon. <text:s/>(In this case we are aiming for a perilune at 265.37 degrees, because it will take about 405 km, or 13.37 degrees, to slow down to the landing site). <text:s/>Getting there will take a little less than an hour, so you will most likely want to accelerate time with the "T" key. <text:s/>Press it twice to accelerate to 100x and wait for perilune. <text:s/>When you are getting close, switch back to real time by pressing the "Y" key twice.</text:p>
      <text:p text:style-name="P3"/>
      <text:p text:style-name="P3">4. You will now see another cue approaching your ship, maked “PDI”. <text:s/>This is the PDI cue, telling you when it's time for “Powered Descent Initiation”. <text:s/>When you're in the center of the PDI box, pitch to 180 degrees again and apply full throttle. <text:s/>The distance to target should read about 405 km.</text:p>
      <text:p text:style-name="P3"/>
      <text:p text:style-name="P3">5. You are now in powered descent. <text:s/>Your task here is to bleed off your enormous horizontal velocity (about 1600 m/s) while watching your vertical velocity. <text:s/>I find that a descent rate of about 30 m/s is a good place to hold it. <text:s/>As long as your horizontal speed is more than about 10x your vertical speed -- in other words, as long as the cyan arrow in that dial on the upper left is mostly horizontal -- you will concentrate on holding your rate of descent steady and nulling as much horizontal speed as you can.</text:p>
      <text:p text:style-name="P3"/>
      <text:p text:style-name="P3">6. When you're below 10,000 m altitude, turn on your radar by pressing "R". <text:s/>(NOTE: Radar <text:span text:style-name="T4">WILL NOT WORK</text:span> until you are within 10km of the surface!) <text:s/>Now you will see your radar altitude. <text:s/>The lower you are, the more your radar altitude is the important number, because that's where the ground is.</text:p>
      <text:p text:style-name="P3"/>
      <text:p text:style-name="P3">7. When the velocity arrow starts to bend significantly downward, you are now in terminal descent. <text:s/>I think this is the hardest part of the game. <text:s/>Your job now is to use your throttle and the direction of your thrust to simultaneously manage your horizontal and vertical speeds. <text:s/>There's a gauge in the lower left corner of the window which tells you how much vertical thrust you are currently applying (on the left side) and how much is the minimum required to avoid smacking into the moon (on the right). <text:s/></text:p>
      <text:p text:style-name="P3"/>
      <text:p text:style-name="P3">8. Land! <text:s/>You should completely null out your horizontal speed (your RCS thrusters are good for trimming this out) and touch the ground at less than 3 m/s vertical and 1 m/s horizontal with a pitch angle of 90 +/- 6 degrees. <text:s/>The game will rate your landing in the command line window, but other than that there is no consequence of hitting the ground.</text:p>
      <text:p text:style-name="P3"/>
      <text:p text:style-name="P3">9. You can start again by pressing F12 to reset the scenario.</text:p>
      <text:p text:style-name="P3"/>
      <text:p text:style-name="P4">Something else to do</text:p>
      <text:p text:style-name="P3">When playing the old Lunar Lander, I used to want to see if I could escape the moon's gravity altogether with the LM, but of course I couldn't. <text:s/>The original is programmed such that once you get too high, the game resets. <text:s/>In this game, you can if you want to … but why would you want to? It's kind of pointless, isn't it? <text:s/>You tell me.</text:p>
      <text:p text:style-name="P3"/>
      <text:p text:style-name="P4">Questions:</text:p>
      <text:p text:style-name="P3">Is the game too easy to play?</text:p>
      <text:p text:style-name="P3">Is it too hard to play?</text:p>
      <text:p text:style-name="P3">Were you too frustrated to keep trying?</text:p>
      <text:p text:style-name="P3">Are the directions clear?</text:p>
      <text:p text:style-name="P3"><text:soft-page-break/>Are the displays easy to read? <text:s/>Do you understand what you're looking at? <text:s/>Which ones didn't you get?</text:p>
      <text:p text:style-name="P3">What would you do to improve the game?</text:p>
      <text:p text:style-name="P3"/>
      <text:p text:style-name="P4">Still TODO:</text:p>
      <text:p text:style-name="P3">- More sounds</text:p>
      <text:p text:style-name="P3">- Game start logic:</text:p>
      <text:p text:style-name="P3"><text:s text:c="2"/>- selecting a difficulty level</text:p>
      <text:p text:style-name="P3"><text:s text:c="2"/>- selecting a landing site</text:p>
      <text:p text:style-name="P3"><text:s text:c="2"/>- selecting whether the player starts in orbit or at the top of the terminal descent phase (more like the original Lunar Lander)</text:p>
      <text:p text:style-name="P3">- Better recognition that a landing has happened</text:p>
      <text:p text:style-name="P3">- Notify the player at landing</text:p>
      <text:p text:style-name="P3">- Rate the landing (crash, hard, damage, good, perfect)</text:p>
      <text:p text:style-name="P3">- Score computation</text:p>
      <text:p text:style-name="P3">- Lander explosion on crash or bad landing</text:p>
      <text:p text:style-name="P3">- Events display on the GUI</text:p>
      <text:p text:style-name="P3">- In-game help</text:p>
      <text:p text:style-name="P3">- Star field in background</text:p>
      <text:p text:style-name="P3">- More detailed terrain</text:p>
      <text:p text:style-name="P3">- Varied missions</text:p>
      <text:p text:style-name="P3">- bitmapped sprite for LM</text:p>
      <text:p text:style-name="P3">- Abort logic</text:p>
      <text:p text:style-name="P3">- Welcome screen</text:p>
      <text:p text:style-name="P3">- A decent installer.</text:p>
      <text:p text:style-name="P3">- Port to another target?</text:p>
      <text:p text:style-name="P3"><text:s text:c="2"/>- C++ / DirectX?</text:p>
      <text:p text:style-name="P3"><text:s text:c="2"/>- Flash?</text:p>
      <text:p text:style-name="P3">- Autopilot modes</text:p>
      <text:p text:style-name="P3">- Tooltips or other kind of help for the display</text:p>
      <text:p text:style-name="P3">- anything else? </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trick</meta:initial-creator>
    <meta:creation-date>2009-02-11T20:51:53.85</meta:creation-date>
    <dc:date>2009-04-23T14:00:48.04</dc:date>
    <meta:editing-duration>PT33H46M10S</meta:editing-duration>
    <meta:editing-cycles>22</meta:editing-cycles>
    <meta:generator>OpenOffice.org/3.0$Win32 OpenOffice.org_project/300m15$Build-9379</meta:generator>
    <meta:document-statistic meta:table-count="0" meta:image-count="0" meta:object-count="0" meta:page-count="4" meta:paragraph-count="93" meta:word-count="1652" meta:character-count="9088"/>
    <meta:user-defined meta:name="Info 1"/>
    <meta:user-defined meta:name="Info 2"/>
    <meta:user-defined meta:name="Info 3"/>
    <meta:user-defined meta:name="Info 4"/>
  </office:meta>
</office:document-meta>
</file>